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7" office:value-type="float" office:value="5571000">
            <text:p>5,571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9235000">
            <text:p>69,23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6056000">
            <text:p>116,05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1567000">
            <text:p>61,567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8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867000">
            <text:p>108,867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3517000">
            <text:p>53,517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107000">
            <text:p>89,10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7" office:value-type="float" office:value="7857000">
            <text:p>7,857,000.00</text:p>
          </table:table-cell>
          <table:table-cell table:style-name="ce27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7703000">
            <text:p>77,70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17">
            <text:p>3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Lucic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317">
            <text:p>3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Lucic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1759000">
            <text:p>51,759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4823000">
            <text:p>84,823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994000">
            <text:p>59,994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9028000">
            <text:p>99,028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table:style-name="ce27" office:value-type="float" office:value="3194000">
            <text:p>3,1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7" table:formula="of:=SUM([.I1:.I15])" office:value-type="float" office:value="57322000">
            <text:p>57,322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30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3468000">
            <text:p>83,46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7" office:value-type="float" office:value="6900000">
            <text:p>6,9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200000">
            <text:p>47,2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4812000">
            <text:p>94,8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2016-10-31</text:date>, <text:time>20:5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0-31T20:59:54</dc:date>
    <meta:editing-duration>P227DT4H7M22S</meta:editing-duration>
    <meta:editing-cycles>472</meta:editing-cycles>
    <dc:creator>Ben Miller</dc:creator>
    <meta:document-statistic meta:table-count="11" meta:cell-count="2521" meta:object-count="0"/>
    <meta:user-defined meta:name=""/>
  </office:meta>
</office:document-meta>
</file>